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2D0F56041BC3B02BE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11.811cm" draw:z-index="0"><draw:image xlink:href="Pictures/1000020100000500000002D0F56041BC3B02BE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47:16.504965771</meta:creation-date>
    <dc:date>2016-06-07T13:48:05.669414841</dc:date>
    <meta:editing-duration>PT51S</meta:editing-duration>
    <meta:editing-cycles>1</meta:editing-cycles>
    <meta:generator>LibreOffice/5.1.2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